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ra" svg:font-family="Lora, serif"/>
    <style:font-face style:name="Segoe UI Web" svg:font-family="'Segoe UI Web', 'Segoe UI', 'Segoe WP', Tahom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in" fo:orphans="2" fo:widows="2" fo:text-indent="0in" style:auto-text-indent="false"/>
      <style:text-properties fo:font-variant="normal" fo:text-transform="none" fo:color="#000000" style:font-name="Segoe UI Web" fo:font-size="10.5pt" fo:letter-spacing="normal" fo:font-style="normal" fo:font-weight="normal"/>
    </style:style>
    <style:style style:name="P2" style:family="paragraph" style:parent-style-name="Text_20_body">
      <style:paragraph-properties fo:margin-left="0in" fo:margin-right="0in" fo:margin-top="0in" fo:margin-bottom="0in" fo:orphans="2" fo:widows="2" fo:text-indent="0in" style:auto-text-indent="false"/>
      <style:text-properties fo:color="#000000"/>
    </style:style>
    <style:style style:name="T1" style:family="text">
      <style:text-properties fo:font-variant="normal" fo:text-transform="none" style:font-name="Segoe UI Web" fo:font-size="10.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1. What is Block Chain and why it is needed?</text:p>
      <text:p text:style-name="P1">Ans: </text:p>
      <text:p text:style-name="P1"/>
      <text:p text:style-name="P1">Blockchain is a distributed immutable ledger that can be used to record and track transactions/assets etc.</text:p>
      <text:p text:style-name="P1">Blockchain technology is needed because it provides a shared and transparent information stored in an immutable ledger that can be public or permissioned to a set of members.</text:p>
      <text:p text:style-name="P1">Since it's immutable it's impossible to fake a tampering, any tampering will be found as the blocks are chained together using hashes of the previous block.</text:p>
      <text:p text:style-name="P1">Using smart contracts we can write code that'll be executed on the blockchain network nodes, this way we can implement any application to work in a decentralized manner that has all the qualities of the blockchain.</text:p>
      <text:p text:style-name="P1"/>
      <text:p text:style-name="P1">Q2. Briefly explain Block Chain Architecture.</text:p>
      <text:p text:style-name="P1">Ans:</text:p>
      <text:p text:style-name="P1"/>
      <text:p text:style-name="P1">Some of the components of the blockchain architecture includes: </text:p>
      <text:p text:style-name="P1"/>
      <text:p text:style-name="P1">Block: This is the data structure that stores the transactions, when we say blockchain is a chain of blocks basically it's the chain of the hashes of the blocks.</text:p>
      <text:p text:style-name="P1"/>
      <text:p text:style-name="P1">Chain: Chain of blocks using the hashes of the previously created block.</text:p>
      <text:p text:style-name="P1"/>
      <text:p text:style-name="P1">Node: This is basically any device that stores the blockchain ledger, a full node will store an entire copy blockchain ledger/history, a full node can therefore verfity a transaction once it's broadcasted by itself independent of other factors in the blockchain. We can also have an SPV(Simple payment verification) node that only stores the blockheader of the ledger, they depent on the full node to verfy a transaction and get the hash once it's mined by a miner.</text:p>
      <text:p text:style-name="P1"/>
      <text:p text:style-name="P1">Miner: A specific full node in the blockchain that helps in adding a transaction to a block on the blockchain, therefore they update the state of the blockchain. They'll have to spend some computing power or put up stake depending on the consensus algorithm of that blockchain network to add a block to the blockchain,miners also get rewarded on adding the block.</text:p>
      <text:p text:style-name="P1"/>
      <text:p text:style-name="P1">Transaction: This is basic building block in the blockchain, definition of the transaction depends upon the blockchain network platform. Example in case of bitcoin the transaction is just a record of a payment of bitcoin from public address of A to public address of B, these transaction themselves are chained(because bitcoin uses UTXO type of model), whereas in case of ethereum a transaction can be payment, or a function call to the smart contract running in the ethereum network etc.</text:p>
      <text:p text:style-name="P1"/>
      <text:p text:style-name="P1">Consensus: It's the set of rules and arragement to run the blockchain operations, for example the consensus of a blockchain network decides which consensus algorithm to use while mining a block it could be POW(proof of work), POS(Proof of stake) etc.</text:p>
      <text:p text:style-name="P1"/>
      <text:p text:style-name="P1">Q3. Block Chain can only be used to create crypto- currencies. Do you agree with this statement? Provide justifications.</text:p>
      <text:p text:style-name="P1">Ans: </text:p>
      <text:p text:style-name="P1"/>
      <text:p text:style-name="P1"><text:soft-page-break/>No, I don't agree with the statement because this is what was the initial thought when bitcoin came up, but them people started to realize the true power of decentralized, transparent ledger.</text:p>
      <text:p text:style-name="P1">Blockchain is a technology that has a huge number of applications rather than just cryptocurrencies, using smart contracts one could program what code to run on the blockchain network, and once this program is written and deployed to the blockchain it's immutable therefore one can trust the program and the results in the blockchain. For instance blockchain technology can be used in healthcare to help patients and doctors securely transfer sensitive medical information. The smart contracts establish the parameters of what data can be shared and even displays details of personalized health plans for each patient. </text:p>
      <text:p text:style-name="P1"/>
      <text:p text:style-name="P1">Q4. What is a hash function? What types of hash functions can be used?</text:p>
      <text:p text:style-name="P1">Ans:</text:p>
      <text:p text:style-name="P1"/>
      <text:p text:style-name="P1">Hash function can be any function that maps a data of any size or value to data of fixed size value. It's a mathematical one way function(that is the source data cannot be retrieved from the hashed result of that source) that can generate a data of fixed size value. The properties of a hash function include: </text:p>
      <text:p text:style-name="P1">Pre Image resistance, Second pre image resistance, collision resistance, Avalanche effect etc.</text:p>
      <text:p text:style-name="P1"/>
      <text:p text:style-name="P1">Different types of hash function includes: </text:p>
      <text:p text:style-name="P1">Message digest(MD), Secure hash function(SHA), RIPEMD etc.</text:p>
      <text:p text:style-name="P1"/>
      <text:p text:style-name="P1">Hashes are used in blockchain to represent the integrity or fingerprint of a data(therefore any change or tampering of the data can be found), the hashes of the previous blocks are chained to the next block for security.</text:p>
      <text:p text:style-name="P2"><text:span text:style-name="T1">The transaction are also hashed to form a merkle root hash which is stored on the block header of each block on the blockcha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ra" svg:font-family="Lora, serif"/>
    <style:font-face style:name="Segoe UI Web" svg:font-family="'Segoe UI Web', 'Segoe UI', 'Segoe WP', Tahom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9-07T09:01:10.97</meta:creation-date>
    <dc:date>2021-09-07T09:44:11.18</dc:date>
    <meta:editing-duration>PT12M43S</meta:editing-duration>
    <meta:editing-cycles>8</meta:editing-cycles>
    <meta:generator>OpenOffice/4.1.9$Win32 OpenOffice.org_project/419m1$Build-9805</meta:generator>
    <meta:document-statistic meta:table-count="0" meta:image-count="0" meta:object-count="0" meta:page-count="2" meta:paragraph-count="27" meta:word-count="742" meta:character-count="4474"/>
  </office:meta>
</office:document-meta>
</file>